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4007" officeooo:paragraph-rsid="001c4007"/>
    </style:style>
    <style:style style:name="P2" style:family="paragraph" style:parent-style-name="Standard">
      <style:text-properties officeooo:rsid="001ca460" officeooo:paragraph-rsid="001ca460"/>
    </style:style>
    <style:style style:name="P3" style:family="paragraph" style:parent-style-name="Standard">
      <style:text-properties fo:font-weight="bold" officeooo:rsid="001ca460" officeooo:paragraph-rsid="001ca460" style:font-weight-asian="bold" style:font-weight-complex="bold"/>
    </style:style>
    <style:style style:name="P4" style:family="paragraph" style:parent-style-name="Standard">
      <style:text-properties fo:font-weight="normal" officeooo:rsid="001ca460" officeooo:paragraph-rsid="001ca460" style:font-weight-asian="normal" style:font-weight-complex="normal"/>
    </style:style>
    <style:style style:name="P5" style:family="paragraph" style:parent-style-name="Standard">
      <style:text-properties fo:font-weight="normal" officeooo:rsid="001ca460" officeooo:paragraph-rsid="001d51c9" style:font-weight-asian="normal" style:font-weight-complex="normal"/>
    </style:style>
    <style:style style:name="P6" style:family="paragraph" style:parent-style-name="Standard">
      <style:text-properties fo:font-weight="normal" officeooo:rsid="001d51c9" officeooo:paragraph-rsid="001d51c9" style:font-weight-asian="normal" style:font-weight-complex="normal"/>
    </style:style>
    <style:style style:name="P7" style:family="paragraph" style:parent-style-name="Standard">
      <style:text-properties fo:font-weight="normal" officeooo:rsid="001dd546" officeooo:paragraph-rsid="001dd546" style:font-weight-asian="normal" style:font-weight-complex="normal"/>
    </style:style>
    <style:style style:name="P8" style:family="paragraph" style:parent-style-name="Standard">
      <style:text-properties officeooo:paragraph-rsid="001ca460"/>
    </style:style>
    <style:style style:name="T1" style:family="text">
      <style:text-properties officeooo:rsid="001d51c9"/>
    </style:style>
    <style:style style:name="T2" style:family="text">
      <style:text-properties fo:font-weight="normal" officeooo:rsid="001d51c9" style:font-weight-asian="normal" style:font-weight-complex="normal"/>
    </style:style>
    <style:style style:name="T3" style:family="text">
      <style:text-properties fo:font-weight="normal" officeooo:rsid="001ca460" style:font-weight-asian="normal" style:font-weight-complex="normal"/>
    </style:style>
    <style:style style:name="T4" style:family="text">
      <style:text-properties fo:font-size="16pt" style:text-underline-style="solid" style:text-underline-width="auto" style:text-underline-color="font-color" style:font-size-asian="16pt" style:font-size-complex="16pt"/>
    </style:style>
    <style:style style:name="T5" style:family="text">
      <style:text-properties officeooo:rsid="001ddb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Documento de seguimiento</text:span></text:p>
      <text:p text:style-name="P2"/>
      <text:p text:style-name="P3">Nivel alcanzado</text:p>
      <text:p text:style-name="P4">El nivel 1, la gestión de las entradas de teclado y la creación/destrucción de pantallas.</text:p>
      <text:p text:style-name="P4"/>
      <text:p text:style-name="P3">Nuevas decisiones tomadas</text:p>
      <text:p text:style-name="P7">La lista all_screens, que íbamos a usar para guardar todas las pantallas creadas por el sistema operativo, la hemos eliminado. No la usaremos porque al cambiar de pantalla sólo necesitamos las pantallas que ha creado el proceso en cuestión, y no todas las pantallas creadas en general.</text:p>
      <text:p text:style-name="P7"/>
      <text:p text:style-name="P7">En el task_struct de un proceso hemos añadido un array de enteros: int used_screens[10]. Lo usamos para detectar qué pantallas están activas y cuáles no, de esta manera, al buscar cuál es la siguiente pantalla a la que poner el foco, podemos detectar si hay pantallas que no se usan, ya sea porque no se han inicializado nunca o porque han sido eliminadas. Debido a esta modificación no necesitamos la variable int screen_count, que íbamos a usar para contar las pantallas creadas por el proceso y así no crear más de 10.</text:p>
      <text:p text:style-name="P7"/>
      <text:p text:style-name="P7">Todas las funciones y variables relacionadas con las pantallas están ahora en devices, y no en sched como habíamos planificado inicialmente.</text:p>
      <text:p text:style-name="P4"/>
      <text:p text:style-name="P3">Problemas con nuestro diseño</text:p>
      <text:p text:style-name="P6">En el struct screen que representa la pantalla hemos añadido la variable char *buffer, la cual necesitamos para guardar el texto que ha escrito un proceso en una pantalla. De otra manera perderíamos el texto al cambiar de pantalla.</text:p>
      <text:p text:style-name="P6"/>
      <text:p text:style-name="P7">Hemos modificado nuestro enfoque de cómo un proceso escribe en la pantalla. Ahora, ya que tenemos la variable buffer, <text:span text:style-name="T5">al hacer un write se escribe en el buffer de la pantalla que tiene el foco, y luego se actualiza el texto de la consola escribiendo en ella el contenido del buffer de dicha pantalla.</text:span></text:p>
      <text:p text:style-name="P6"/>
      <text:p text:style-name="P4"/>
      <text:p text:style-name="P3">Listado de tareas actualizado</text:p>
      <text:p text:style-name="P8"><text:span text:style-name="T2">C</text:span><text:span text:style-name="T3">reación de pantallas para un único proceso: </text:span><text:span text:style-name="T2">HECHO (testing)</text:span></text:p>
      <text:p text:style-name="P5">Cambios de pantalla para un único proceso: <text:span text:style-name="T1">HECHO (testing)</text:span></text:p>
      <text:p text:style-name="P5">Destrucción de pantallas para un único proceso: <text:span text:style-name="T1">HECHO (testing)</text:span></text:p>
      <text:p text:style-name="P5">Herencia de pantallas entre procesos: <text:span text:style-name="T1">PENDIENTE</text:span></text:p>
      <text:p text:style-name="P5">Mejora general de rendimiento *Copy-on-Write*: <text:span text:style-name="T1">PENDIEN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21:09:12.672226523</meta:creation-date>
    <dc:date>2021-05-14T22:03:33.678558961</dc:date>
    <meta:editing-duration>PT1M10S</meta:editing-duration>
    <meta:editing-cycles>2</meta:editing-cycles>
    <meta:generator>LibreOffice/6.4.7.2$Linux_X86_64 LibreOffice_project/40$Build-2</meta:generator>
    <meta:document-statistic meta:table-count="0" meta:image-count="0" meta:object-count="0" meta:page-count="1" meta:paragraph-count="16" meta:word-count="323" meta:character-count="1971" meta:non-whitespace-character-count="1664"/>
  </office:meta>
</office:document-meta>
</file>